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22.06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" table:number-columns-repeated="1002" table:default-cell-style-name="ce6"/>
        <table:table-column table:style-name="co22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2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3|knows_power_draw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axe_c, 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4|knows_power_draw_3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1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4|knows_ironflesh_6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power_strike_6|knows_ironflesh_8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ironflesh_1|knows_power_draw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ironflesh_1|knows_power_draw_2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ironflesh_1|knows_power_draw_3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ironflesh_2|knows_power_draw_4|knows_power_strike_1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1|knows_power_strike_1|knows_ironflesh_1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ironflesh_2|knows_power_strike_2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shield_2|knows_ironflesh_3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,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3|knows_power_draw_2|knows_horse_archery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1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ven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ironflesh_1|knows_power_strike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ven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ven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ven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3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ven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4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ven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ven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ven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ven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ven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ven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4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ven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infantry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gon_jerkin,itm_tld_tunic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hunting_bow,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dor_arrows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light_helm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ian_light_helm_b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4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/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shiel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 office:value-type="string" calcext:value-type="string">
            <text:p>itm_shortened_spear,itm_gondor_javelin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draw_2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5|knows_power_draw_5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short_bow,itm_regular_bow,</text:p>
          </table:table-cell>
          <table:table-cell table:style-name="ce12" office:value-type="string" calcext:value-type="string">
            <text:p>itm_pelargir_eket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power_dra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throw_2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throw_3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throw_1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5|knows_power_strike_5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throw_2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swan_knight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draw_4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a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e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f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4|knows_power_draw_4|knows_power_strike_2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b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3|knows_power_strike_5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5|knows_power_draw_6|knows_power_strike_8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d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3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e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word,itm_mirkwood_spear_shiel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word,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3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3" office:value-type="string" calcext:value-type="string">
            <text:p>itm_mirkwood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short_spear,itm_mirkwood_sword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light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war_spear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3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sword,</text:p>
          </table:table-cell>
          <table:table-cell table:style-name="ce12" office:value-type="string" calcext:value-type="string">
            <text:p>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c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2|knows_power_strike_2|knows_power_draw_3|knows_power_strike_4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9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power_draw_3|knows_power_strike_1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,itm_rohan_leather_good, itm_rohan_leather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,itm_rohan_leather_good, itm_rohan_leather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,itm_rohan_leather_good, itm_rohan_leather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leather_good, itm_rohan_mail_bad, 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leather_good, itm_rohan_mail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leather_good, itm_rohan_mail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leather_good, itm_rohan_mail_bad, itm_rohan_mail, itm_rohan_mail_cloak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leather_good, itm_rohan_mail_bad, itm_rohan_mail, itm_rohan_mail_cloak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leather_good, itm_rohan_mail_bad, itm_rohan_mail, itm_rohan_mail_cloak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itm_rohirrim_courser2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horse_archery_2|knows_riding_3|knows_power_draw_2|knows_power_throw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,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courser2,itm_rohirrim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,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, 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horse_archery_1|knows_common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courser2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,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strike_2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6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3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shield_3|knows_power_strike_3|knows_ironflesh_2|knows_athletics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pear,</text:p>
          </table:table-cell>
          <table:table-cell table:style-name="ce12" office:value-type="string" calcext:value-type="string">
            <text:p>itm_khand_mace1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spear,</text:p>
          </table:table-cell>
          <table:table-cell table:style-name="ce12" office:value-type="string" calcext:value-type="string">
            <text:p>itm_khand_tulwar,itm_khand_mace1,itm_tab_shield_small_roun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table:number-columns-repeated="2"/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1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/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/>
          <table:table-cell table:style-name="ce21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itm_khand_helmet_b4,itm_khand_helmet_d2,</text:p>
          </table:table-cell>
          <table:table-cell table:style-name="ce12" office:value-type="string" calcext:value-type="string">
            <text:p>itm_khand_med_lam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b2,itm_khand_helmet_d1,itm_khand_helmet_d3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et_e1,itm_khand_helmet_e4,itm_khand_helmet_e3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itm_khand_helmet_e3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throw_4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3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power_draw_1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1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6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7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athletics_3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athletics_4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athletics_4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3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5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6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3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5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3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4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4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6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6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7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6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6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5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riding_1|knows_athletics_6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" calcext:value-type="string">
            <text:p>["fell_orc_tracker_of_mordo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3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3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b,itm_orc_shield_a,itm_moria_orc_shield_b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4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5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9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0"/>
        <table:table-column table:style-name="co22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0.00.0000</text:date>, <text:time style:data-style-name="N2" text:time-value="18:18:45.0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5-31T19:08:51.970000000</dc:date>
    <meta:editing-cycles>206</meta:editing-cycles>
    <meta:editing-duration>PT4H1M26S</meta:editing-duration>
    <meta:document-statistic meta:table-count="2" meta:cell-count="6705" meta:object-count="0"/>
  </office:meta>
</office:document-meta>
</file>